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4.6cm" svg:y="6.6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0.4cm" svg:x="1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cm" svg:height="0.887cm" svg:x="2cm" svg:y="6.609cm">
          <draw:text-box>
            <text:p><text:span text:style-name="T1">OpenMP (none)</text:span></text:p>
          </draw:text-box>
        </draw:frame>
        <draw:frame draw:style-name="gr3" draw:text-style-name="P2" draw:layer="layout" svg:width="3cm" svg:height="0.887cm" svg:x="4.8cm" svg:y="6.596cm">
          <draw:text-box>
            <text:p><text:span text:style-name="T1">OpenMP (compact)</text:span></text:p>
          </draw:text-box>
        </draw:frame>
        <draw:custom-shape draw:style-name="gr4" draw:text-style-name="P1" draw:layer="layout" svg:width="0.4cm" svg:height="0.4cm" svg:x="7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0.887cm" svg:x="8cm" svg:y="6.596cm">
          <draw:text-box>
            <text:p><text:span text:style-name="T1">OpenMP (scatter)</text:span></text:p>
          </draw:text-box>
        </draw:frame>
        <draw:custom-shape draw:style-name="gr5" draw:text-style-name="P1" draw:layer="layout" svg:width="0.4cm" svg:height="0.4cm" svg:x="10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cm" svg:height="0.887cm" svg:x="11cm" svg:y="6.609cm">
          <draw:text-box>
            <text:p><text:span text:style-name="T1">OpenMP (balanced)</text:span></text:p>
          </draw:text-box>
        </draw:frame>
        <draw:custom-shape draw:style-name="gr6" draw:text-style-name="P1" draw:layer="layout" svg:width="0.4cm" svg:height="0.4cm" svg:x="14.1cm" svg:y="6.69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cm" svg:height="1.205cm" svg:x="14.3cm" svg:y="6.596cm">
          <draw:text-box>
            <text:p><text:span text:style-name="T1">Cilk Plus</text:span></text:p>
          </draw:text-box>
        </draw:frame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7:28.754066844</dc:date>
    <meta:editing-duration>PT43M50S</meta:editing-duration>
    <meta:editing-cycles>18</meta:editing-cycles>
    <meta:generator>LibreOffice/4.1.5.3$Linux_X86_64 LibreOffice_project/41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27cm" svg:y="0.119cm" svg:width="6.902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9cm" svg:y="5.513cm" chart:style-name="ch4">
              <text:p>g</text:p>
            </chart:title>
            <chart:categories table:cell-range-address="local-table.$A$2:.$A$11"/>
          </chart:axis>
          <chart:axis chart:dimension="y" chart:name="primary-y" chart:style-name="ch5">
            <chart:title svg:x="0.612cm" svg:y="3.323cm" chart:style-name="ch6">
              <text:p>uts g 32</text:p>
            </chart:title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series chart:style-name="ch10" chart:values-cell-range-address="local-table.$E$2:.$E$11" chart:label-cell-address="local-table.$E$1" chart:class="chart:line">
            <chart:data-point chart:repeated="10"/>
          </chart:series>
          <chart:series chart:style-name="ch11" chart:values-cell-range-address="local-table.$F$2:.$F$11" chart:label-cell-address="local-table.$F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s_omp_none</text:p>
              </table:table-cell>
              <table:table-cell office:value-type="string">
                <text:p>uts_omp_compact</text:p>
              </table:table-cell>
              <table:table-cell office:value-type="string">
                <text:p>uts_omp_scatter</text:p>
              </table:table-cell>
              <table:table-cell office:value-type="string">
                <text:p>uts_omp_balanced</text:p>
              </table:table-cell>
              <table:table-cell office:value-type="string">
                <text:p>uts_omp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.80930500130229">
                <text:p>1.80930500130229</text:p>
              </table:table-cell>
              <table:table-cell office:value-type="float" office:value="1.16078579548393">
                <text:p>1.16078579548393</text:p>
              </table:table-cell>
              <table:table-cell office:value-type="float" office:value="1.45448252457633">
                <text:p>1.45448252457633</text:p>
              </table:table-cell>
              <table:table-cell office:value-type="float" office:value="1.39066103584743">
                <text:p>1.39066103584743</text:p>
              </table:table-cell>
              <table:table-cell office:value-type="float" office:value="5.83457253678093">
                <text:p>5.83457253678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2545518368094">
                <text:p>3.02545518368094</text:p>
              </table:table-cell>
              <table:table-cell office:value-type="float" office:value="7.82339487372032">
                <text:p>7.82339487372032</text:p>
              </table:table-cell>
              <table:table-cell office:value-type="float" office:value="9.53449363694731">
                <text:p>9.53449363694731</text:p>
              </table:table-cell>
              <table:table-cell office:value-type="float" office:value="6.1769147222278">
                <text:p>6.1769147222278</text:p>
              </table:table-cell>
              <table:table-cell office:value-type="float" office:value="10.1482732251338">
                <text:p>10.14827322513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6669639060424">
                <text:p>1.76669639060424</text:p>
              </table:table-cell>
              <table:table-cell office:value-type="float" office:value="7.76418662298365">
                <text:p>7.76418662298365</text:p>
              </table:table-cell>
              <table:table-cell office:value-type="float" office:value="2.86539039856894">
                <text:p>2.86539039856894</text:p>
              </table:table-cell>
              <table:table-cell office:value-type="float" office:value="2.38795665366162">
                <text:p>2.38795665366162</text:p>
              </table:table-cell>
              <table:table-cell office:value-type="float" office:value="9.30972141903882">
                <text:p>9.309721419038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632850236426">
                <text:p>4.0632850236426</text:p>
              </table:table-cell>
              <table:table-cell office:value-type="float" office:value="9.89775735946758">
                <text:p>9.89775735946758</text:p>
              </table:table-cell>
              <table:table-cell office:value-type="float" office:value="2.50750170155938">
                <text:p>2.50750170155938</text:p>
              </table:table-cell>
              <table:table-cell office:value-type="float" office:value="4.56166145535073">
                <text:p>4.56166145535073</text:p>
              </table:table-cell>
              <table:table-cell office:value-type="float" office:value="9.34359297394417">
                <text:p>9.343592973944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01274692863167">
                <text:p>4.01274692863167</text:p>
              </table:table-cell>
              <table:table-cell office:value-type="float" office:value="5.28458940618815">
                <text:p>5.28458940618815</text:p>
              </table:table-cell>
              <table:table-cell office:value-type="float" office:value="2.56240960740094">
                <text:p>2.56240960740094</text:p>
              </table:table-cell>
              <table:table-cell office:value-type="float" office:value="7.96803579858207">
                <text:p>7.96803579858207</text:p>
              </table:table-cell>
              <table:table-cell office:value-type="float" office:value="13.4667050117171">
                <text:p>13.46670501171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.4738612077646">
                <text:p>10.4738612077646</text:p>
              </table:table-cell>
              <table:table-cell office:value-type="float" office:value="8.5167778394215">
                <text:p>8.5167778394215</text:p>
              </table:table-cell>
              <table:table-cell office:value-type="float" office:value="10.679527029736">
                <text:p>10.679527029736</text:p>
              </table:table-cell>
              <table:table-cell office:value-type="float" office:value="6.87839847728015">
                <text:p>6.87839847728015</text:p>
              </table:table-cell>
              <table:table-cell office:value-type="float" office:value="12.2813538879353">
                <text:p>12.28135388793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.79354584788234">
                <text:p>8.79354584788234</text:p>
              </table:table-cell>
              <table:table-cell office:value-type="float" office:value="8.91684806355938">
                <text:p>8.91684806355938</text:p>
              </table:table-cell>
              <table:table-cell office:value-type="float" office:value="10.545601515328">
                <text:p>10.545601515328</text:p>
              </table:table-cell>
              <table:table-cell office:value-type="float" office:value="3.79971648135245">
                <text:p>3.79971648135245</text:p>
              </table:table-cell>
              <table:table-cell office:value-type="float" office:value="12.2900004459043">
                <text:p>12.29000044590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32257176524513">
                <text:p>4.32257176524513</text:p>
              </table:table-cell>
              <table:table-cell office:value-type="float" office:value="8.29543820657214">
                <text:p>8.29543820657214</text:p>
              </table:table-cell>
              <table:table-cell office:value-type="float" office:value="4.31441004147368">
                <text:p>4.31441004147368</text:p>
              </table:table-cell>
              <table:table-cell office:value-type="float" office:value="4.16255251193763">
                <text:p>4.16255251193763</text:p>
              </table:table-cell>
              <table:table-cell office:value-type="float" office:value="12.2291484381447">
                <text:p>12.229148438144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.21064034332582">
                <text:p>8.21064034332582</text:p>
              </table:table-cell>
              <table:table-cell office:value-type="float" office:value="12.799278572538">
                <text:p>12.799278572538</text:p>
              </table:table-cell>
              <table:table-cell office:value-type="float" office:value="5.05104251316349">
                <text:p>5.05104251316349</text:p>
              </table:table-cell>
              <table:table-cell office:value-type="float" office:value="12.7115480341485">
                <text:p>12.7115480341485</text:p>
              </table:table-cell>
              <table:table-cell office:value-type="float" office:value="14.3194706365883">
                <text:p>14.31947063658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7911222564468">
                <text:p>5.97911222564468</text:p>
              </table:table-cell>
              <table:table-cell office:value-type="float" office:value="11.5370421004469">
                <text:p>11.5370421004469</text:p>
              </table:table-cell>
              <table:table-cell office:value-type="float" office:value="7.1602518828">
                <text:p>7.1602518828</text:p>
              </table:table-cell>
              <table:table-cell office:value-type="float" office:value="6.0918955732293">
                <text:p>6.0918955732293</text:p>
              </table:table-cell>
              <table:table-cell office:value-type="float" office:value="14.6622029293314">
                <text:p>14.6622029293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27cm" svg:y="0.119cm" svg:width="6.902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63cm" svg:y="5.513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612cm" svg:y="3.284cm" chart:style-name="ch6">
              <text:p>uts 10 t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uts_omp_none</text:p>
              </table:table-cell>
              <table:table-cell office:value-type="float" office:value="0.966744638478028">
                <text:p>0.966744638478028</text:p>
              </table:table-cell>
              <table:table-cell office:value-type="float" office:value="1.77704801951008">
                <text:p>1.77704801951008</text:p>
              </table:table-cell>
              <table:table-cell office:value-type="float" office:value="2.68048265661769">
                <text:p>2.68048265661769</text:p>
              </table:table-cell>
              <table:table-cell office:value-type="float" office:value="3.53363968483949">
                <text:p>3.53363968483949</text:p>
              </table:table-cell>
              <table:table-cell office:value-type="float" office:value="3.77396104155084">
                <text:p>3.77396104155084</text:p>
              </table:table-cell>
              <table:table-cell office:value-type="float" office:value="4.62981384105035">
                <text:p>4.62981384105035</text:p>
              </table:table-cell>
              <table:table-cell office:value-type="float" office:value="5.99618358703432">
                <text:p>5.99618358703432</text:p>
              </table:table-cell>
              <table:table-cell office:value-type="float" office:value="5.53169460157607">
                <text:p>5.53169460157607</text:p>
              </table:table-cell>
              <table:table-cell office:value-type="float" office:value="6.36192169412609">
                <text:p>6.36192169412609</text:p>
              </table:table-cell>
              <table:table-cell office:value-type="float" office:value="8.27469929669554">
                <text:p>8.27469929669554</text:p>
              </table:table-cell>
              <table:table-cell office:value-type="float" office:value="7.43162751073284">
                <text:p>7.43162751073284</text:p>
              </table:table-cell>
              <table:table-cell office:value-type="float" office:value="7.64347693594579">
                <text:p>7.64347693594579</text:p>
              </table:table-cell>
              <table:table-cell office:value-type="float" office:value="9.80404195599604">
                <text:p>9.80404195599604</text:p>
              </table:table-cell>
              <table:table-cell office:value-type="float" office:value="9.02280729837473">
                <text:p>9.02280729837473</text:p>
              </table:table-cell>
              <table:table-cell office:value-type="float" office:value="11.6224133397141">
                <text:p>11.6224133397141</text:p>
              </table:table-cell>
              <table:table-cell office:value-type="float" office:value="10.0590616491867">
                <text:p>10.0590616491867</text:p>
              </table:table-cell>
              <table:table-cell office:value-type="float" office:value="12.3239861877635">
                <text:p>12.3239861877635</text:p>
              </table:table-cell>
              <table:table-cell office:value-type="float" office:value="4.59652810937601">
                <text:p>4.59652810937601</text:p>
              </table:table-cell>
              <table:table-cell office:value-type="float" office:value="11.971696278209">
                <text:p>11.971696278209</text:p>
              </table:table-cell>
              <table:table-cell office:value-type="float" office:value="10.2503950961656">
                <text:p>10.2503950961656</text:p>
              </table:table-cell>
              <table:table-cell office:value-type="float" office:value="10.2809371108572">
                <text:p>10.2809371108572</text:p>
              </table:table-cell>
              <table:table-cell office:value-type="float" office:value="10.1584658850522">
                <text:p>10.1584658850522</text:p>
              </table:table-cell>
              <table:table-cell office:value-type="float" office:value="5.92130247466944">
                <text:p>5.92130247466944</text:p>
              </table:table-cell>
              <table:table-cell office:value-type="float" office:value="12.4788156484836">
                <text:p>12.4788156484836</text:p>
              </table:table-cell>
              <table:table-cell office:value-type="float" office:value="6.43208668165608">
                <text:p>6.43208668165608</text:p>
              </table:table-cell>
              <table:table-cell office:value-type="float" office:value="5.19892024559996">
                <text:p>5.19892024559996</text:p>
              </table:table-cell>
              <table:table-cell office:value-type="float" office:value="5.36188011160736">
                <text:p>5.36188011160736</text:p>
              </table:table-cell>
              <table:table-cell office:value-type="float" office:value="7.57727324239133">
                <text:p>7.57727324239133</text:p>
              </table:table-cell>
              <table:table-cell office:value-type="float" office:value="5.40036983941637">
                <text:p>5.40036983941637</text:p>
              </table:table-cell>
              <table:table-cell office:value-type="float" office:value="12.9299227416224">
                <text:p>12.9299227416224</text:p>
              </table:table-cell>
              <table:table-cell office:value-type="float" office:value="5.40659599142414">
                <text:p>5.40659599142414</text:p>
              </table:table-cell>
              <table:table-cell office:value-type="float" office:value="5.97911222564468">
                <text:p>5.97911222564468</text:p>
              </table:table-cell>
            </table:table-row>
            <table:table-row>
              <table:table-cell office:value-type="string">
                <text:p>uts_omp_compact</text:p>
              </table:table-cell>
              <table:table-cell office:value-type="float" office:value="0.963802560058188">
                <text:p>0.963802560058188</text:p>
              </table:table-cell>
              <table:table-cell office:value-type="float" office:value="1.03584350262502">
                <text:p>1.03584350262502</text:p>
              </table:table-cell>
              <table:table-cell office:value-type="float" office:value="1.93008562462519">
                <text:p>1.93008562462519</text:p>
              </table:table-cell>
              <table:table-cell office:value-type="float" office:value="2.07477322012948">
                <text:p>2.07477322012948</text:p>
              </table:table-cell>
              <table:table-cell office:value-type="float" office:value="2.90269412353797">
                <text:p>2.90269412353797</text:p>
              </table:table-cell>
              <table:table-cell office:value-type="float" office:value="3.08389227073301">
                <text:p>3.08389227073301</text:p>
              </table:table-cell>
              <table:table-cell office:value-type="float" office:value="3.90576562155216">
                <text:p>3.90576562155216</text:p>
              </table:table-cell>
              <table:table-cell office:value-type="float" office:value="4.0373133140865">
                <text:p>4.0373133140865</text:p>
              </table:table-cell>
              <table:table-cell office:value-type="float" office:value="4.0668494396934">
                <text:p>4.0668494396934</text:p>
              </table:table-cell>
              <table:table-cell office:value-type="float" office:value="4.82523340211323">
                <text:p>4.82523340211323</text:p>
              </table:table-cell>
              <table:table-cell office:value-type="float" office:value="5.71943654418505">
                <text:p>5.71943654418505</text:p>
              </table:table-cell>
              <table:table-cell office:value-type="float" office:value="4.44991663006907">
                <text:p>4.44991663006907</text:p>
              </table:table-cell>
              <table:table-cell office:value-type="float" office:value="6.31473777709206">
                <text:p>6.31473777709206</text:p>
              </table:table-cell>
              <table:table-cell office:value-type="float" office:value="6.66328187602274">
                <text:p>6.66328187602274</text:p>
              </table:table-cell>
              <table:table-cell office:value-type="float" office:value="7.2786522897542">
                <text:p>7.2786522897542</text:p>
              </table:table-cell>
              <table:table-cell office:value-type="float" office:value="6.2575481662724">
                <text:p>6.2575481662724</text:p>
              </table:table-cell>
              <table:table-cell office:value-type="float" office:value="8.3247607755132">
                <text:p>8.3247607755132</text:p>
              </table:table-cell>
              <table:table-cell office:value-type="float" office:value="6.04542821310922">
                <text:p>6.04542821310922</text:p>
              </table:table-cell>
              <table:table-cell office:value-type="float" office:value="9.04643197240627">
                <text:p>9.04643197240627</text:p>
              </table:table-cell>
              <table:table-cell office:value-type="float" office:value="5.19101566530184">
                <text:p>5.19101566530184</text:p>
              </table:table-cell>
              <table:table-cell office:value-type="float" office:value="9.72762709216534">
                <text:p>9.72762709216534</text:p>
              </table:table-cell>
              <table:table-cell office:value-type="float" office:value="9.55304669594051">
                <text:p>9.55304669594051</text:p>
              </table:table-cell>
              <table:table-cell office:value-type="float" office:value="10.4859569771">
                <text:p>10.4859569771</text:p>
              </table:table-cell>
              <table:table-cell office:value-type="float" office:value="9.67071905382699">
                <text:p>9.67071905382699</text:p>
              </table:table-cell>
              <table:table-cell office:value-type="float" office:value="11.1985672959771">
                <text:p>11.1985672959771</text:p>
              </table:table-cell>
              <table:table-cell office:value-type="float" office:value="8.38333647566115">
                <text:p>8.38333647566115</text:p>
              </table:table-cell>
              <table:table-cell office:value-type="float" office:value="11.163946998593">
                <text:p>11.163946998593</text:p>
              </table:table-cell>
              <table:table-cell office:value-type="float" office:value="11.3743827720826">
                <text:p>11.3743827720826</text:p>
              </table:table-cell>
              <table:table-cell office:value-type="float" office:value="12.5537884261005">
                <text:p>12.5537884261005</text:p>
              </table:table-cell>
              <table:table-cell office:value-type="float" office:value="12.4029767425047">
                <text:p>12.4029767425047</text:p>
              </table:table-cell>
              <table:table-cell office:value-type="float" office:value="12.8858793124046">
                <text:p>12.8858793124046</text:p>
              </table:table-cell>
              <table:table-cell office:value-type="float" office:value="11.5370421004469">
                <text:p>11.5370421004469</text:p>
              </table:table-cell>
            </table:table-row>
            <table:table-row>
              <table:table-cell office:value-type="string">
                <text:p>uts_omp_scatter</text:p>
              </table:table-cell>
              <table:table-cell office:value-type="float" office:value="0.979185258951114">
                <text:p>0.979185258951114</text:p>
              </table:table-cell>
              <table:table-cell office:value-type="float" office:value="1.73182241206779">
                <text:p>1.73182241206779</text:p>
              </table:table-cell>
              <table:table-cell office:value-type="float" office:value="2.58592430265017">
                <text:p>2.58592430265017</text:p>
              </table:table-cell>
              <table:table-cell office:value-type="float" office:value="3.60094991751887">
                <text:p>3.60094991751887</text:p>
              </table:table-cell>
              <table:table-cell office:value-type="float" office:value="4.44076443293517">
                <text:p>4.44076443293517</text:p>
              </table:table-cell>
              <table:table-cell office:value-type="float" office:value="5.2199343942796">
                <text:p>5.2199343942796</text:p>
              </table:table-cell>
              <table:table-cell office:value-type="float" office:value="6.01416999515027">
                <text:p>6.01416999515027</text:p>
              </table:table-cell>
              <table:table-cell office:value-type="float" office:value="6.95061145162534">
                <text:p>6.95061145162534</text:p>
              </table:table-cell>
              <table:table-cell office:value-type="float" office:value="7.50323838307222">
                <text:p>7.50323838307222</text:p>
              </table:table-cell>
              <table:table-cell office:value-type="float" office:value="8.30762997887106">
                <text:p>8.30762997887106</text:p>
              </table:table-cell>
              <table:table-cell office:value-type="float" office:value="8.85198209170861">
                <text:p>8.85198209170861</text:p>
              </table:table-cell>
              <table:table-cell office:value-type="float" office:value="9.57576630703739">
                <text:p>9.57576630703739</text:p>
              </table:table-cell>
              <table:table-cell office:value-type="float" office:value="10.4141168060398">
                <text:p>10.4141168060398</text:p>
              </table:table-cell>
              <table:table-cell office:value-type="float" office:value="10.5384054538833">
                <text:p>10.5384054538833</text:p>
              </table:table-cell>
              <table:table-cell office:value-type="float" office:value="11.249492640998">
                <text:p>11.249492640998</text:p>
              </table:table-cell>
              <table:table-cell office:value-type="float" office:value="11.9302271202473">
                <text:p>11.9302271202473</text:p>
              </table:table-cell>
              <table:table-cell office:value-type="float" office:value="12.1729903744349">
                <text:p>12.1729903744349</text:p>
              </table:table-cell>
              <table:table-cell office:value-type="float" office:value="12.2278640016185">
                <text:p>12.2278640016185</text:p>
              </table:table-cell>
              <table:table-cell office:value-type="float" office:value="12.431671750386">
                <text:p>12.431671750386</text:p>
              </table:table-cell>
              <table:table-cell office:value-type="float" office:value="12.5165324917175">
                <text:p>12.5165324917175</text:p>
              </table:table-cell>
              <table:table-cell office:value-type="float" office:value="12.5307760486666">
                <text:p>12.5307760486666</text:p>
              </table:table-cell>
              <table:table-cell office:value-type="float" office:value="12.187073821334">
                <text:p>12.187073821334</text:p>
              </table:table-cell>
              <table:table-cell office:value-type="float" office:value="8.76948013459677">
                <text:p>8.76948013459677</text:p>
              </table:table-cell>
              <table:table-cell office:value-type="float" office:value="12.9237016392127">
                <text:p>12.9237016392127</text:p>
              </table:table-cell>
              <table:table-cell office:value-type="float" office:value="12.2215383799515">
                <text:p>12.2215383799515</text:p>
              </table:table-cell>
              <table:table-cell office:value-type="float" office:value="5.45590721148348">
                <text:p>5.45590721148348</text:p>
              </table:table-cell>
              <table:table-cell office:value-type="float" office:value="10.5798148716118">
                <text:p>10.5798148716118</text:p>
              </table:table-cell>
              <table:table-cell office:value-type="float" office:value="11.8699046278284">
                <text:p>11.8699046278284</text:p>
              </table:table-cell>
              <table:table-cell office:value-type="float" office:value="4.91904977278983">
                <text:p>4.91904977278983</text:p>
              </table:table-cell>
              <table:table-cell office:value-type="float" office:value="11.4522851775131">
                <text:p>11.4522851775131</text:p>
              </table:table-cell>
              <table:table-cell office:value-type="float" office:value="5.22755200797149">
                <text:p>5.22755200797149</text:p>
              </table:table-cell>
              <table:table-cell office:value-type="float" office:value="7.1602518828">
                <text:p>7.1602518828</text:p>
              </table:table-cell>
            </table:table-row>
            <table:table-row>
              <table:table-cell office:value-type="string">
                <text:p>uts_omp_balanced</text:p>
              </table:table-cell>
              <table:table-cell office:value-type="float" office:value="0.975098836958389">
                <text:p>0.975098836958389</text:p>
              </table:table-cell>
              <table:table-cell office:value-type="float" office:value="1.76762118240759">
                <text:p>1.76762118240759</text:p>
              </table:table-cell>
              <table:table-cell office:value-type="float" office:value="2.66784120226659">
                <text:p>2.66784120226659</text:p>
              </table:table-cell>
              <table:table-cell office:value-type="float" office:value="3.54588832757472">
                <text:p>3.54588832757472</text:p>
              </table:table-cell>
              <table:table-cell office:value-type="float" office:value="3.71933195146443">
                <text:p>3.71933195146443</text:p>
              </table:table-cell>
              <table:table-cell office:value-type="float" office:value="5.20906576809674">
                <text:p>5.20906576809674</text:p>
              </table:table-cell>
              <table:table-cell office:value-type="float" office:value="6.00968900275356">
                <text:p>6.00968900275356</text:p>
              </table:table-cell>
              <table:table-cell office:value-type="float" office:value="6.73444862541365">
                <text:p>6.73444862541365</text:p>
              </table:table-cell>
              <table:table-cell office:value-type="float" office:value="6.24773528900978">
                <text:p>6.24773528900978</text:p>
              </table:table-cell>
              <table:table-cell office:value-type="float" office:value="5.95802786932604">
                <text:p>5.95802786932604</text:p>
              </table:table-cell>
              <table:table-cell office:value-type="float" office:value="7.9949878848464">
                <text:p>7.9949878848464</text:p>
              </table:table-cell>
              <table:table-cell office:value-type="float" office:value="7.36378159277701">
                <text:p>7.36378159277701</text:p>
              </table:table-cell>
              <table:table-cell office:value-type="float" office:value="5.30902898635161">
                <text:p>5.30902898635161</text:p>
              </table:table-cell>
              <table:table-cell office:value-type="float" office:value="7.13843736776753">
                <text:p>7.13843736776753</text:p>
              </table:table-cell>
              <table:table-cell office:value-type="float" office:value="10.5133238970317">
                <text:p>10.5133238970317</text:p>
              </table:table-cell>
              <table:table-cell office:value-type="float" office:value="6.25256579449112">
                <text:p>6.25256579449112</text:p>
              </table:table-cell>
              <table:table-cell office:value-type="float" office:value="8.94572768514313">
                <text:p>8.94572768514313</text:p>
              </table:table-cell>
              <table:table-cell office:value-type="float" office:value="5.23332949010803">
                <text:p>5.23332949010803</text:p>
              </table:table-cell>
              <table:table-cell office:value-type="float" office:value="11.5312157647854">
                <text:p>11.5312157647854</text:p>
              </table:table-cell>
              <table:table-cell office:value-type="float" office:value="5.34053938099768">
                <text:p>5.34053938099768</text:p>
              </table:table-cell>
              <table:table-cell office:value-type="float" office:value="8.33062805127328">
                <text:p>8.33062805127328</text:p>
              </table:table-cell>
              <table:table-cell office:value-type="float" office:value="11.1108340903207">
                <text:p>11.1108340903207</text:p>
              </table:table-cell>
              <table:table-cell office:value-type="float" office:value="11.718324169068">
                <text:p>11.718324169068</text:p>
              </table:table-cell>
              <table:table-cell office:value-type="float" office:value="6.34772398544865">
                <text:p>6.34772398544865</text:p>
              </table:table-cell>
              <table:table-cell office:value-type="float" office:value="5.61751319744031">
                <text:p>5.61751319744031</text:p>
              </table:table-cell>
              <table:table-cell office:value-type="float" office:value="7.27577142091438">
                <text:p>7.27577142091438</text:p>
              </table:table-cell>
              <table:table-cell office:value-type="float" office:value="8.1463345297816">
                <text:p>8.1463345297816</text:p>
              </table:table-cell>
              <table:table-cell office:value-type="float" office:value="4.84882616997841">
                <text:p>4.84882616997841</text:p>
              </table:table-cell>
              <table:table-cell office:value-type="float" office:value="5.43974716194319">
                <text:p>5.43974716194319</text:p>
              </table:table-cell>
              <table:table-cell office:value-type="float" office:value="7.32251317080671">
                <text:p>7.32251317080671</text:p>
              </table:table-cell>
              <table:table-cell office:value-type="float" office:value="11.6124276883794">
                <text:p>11.6124276883794</text:p>
              </table:table-cell>
              <table:table-cell office:value-type="float" office:value="6.0918955732293">
                <text:p>6.0918955732293</text:p>
              </table:table-cell>
            </table:table-row>
            <table:table-row>
              <table:table-cell office:value-type="string">
                <text:p>uts_omp_cilk</text:p>
              </table:table-cell>
              <table:table-cell office:value-type="float" office:value="0.988284361163424">
                <text:p>0.988284361163424</text:p>
              </table:table-cell>
              <table:table-cell office:value-type="float" office:value="1.91590123756078">
                <text:p>1.91590123756078</text:p>
              </table:table-cell>
              <table:table-cell office:value-type="float" office:value="2.90762987669574">
                <text:p>2.90762987669574</text:p>
              </table:table-cell>
              <table:table-cell office:value-type="float" office:value="3.83322189449203">
                <text:p>3.83322189449203</text:p>
              </table:table-cell>
              <table:table-cell office:value-type="float" office:value="4.69559601427539">
                <text:p>4.69559601427539</text:p>
              </table:table-cell>
              <table:table-cell office:value-type="float" office:value="5.59482903340824">
                <text:p>5.59482903340824</text:p>
              </table:table-cell>
              <table:table-cell office:value-type="float" office:value="6.36041086889964">
                <text:p>6.36041086889964</text:p>
              </table:table-cell>
              <table:table-cell office:value-type="float" office:value="6.63421147795811">
                <text:p>6.63421147795811</text:p>
              </table:table-cell>
              <table:table-cell office:value-type="float" office:value="7.24229066753544">
                <text:p>7.24229066753544</text:p>
              </table:table-cell>
              <table:table-cell office:value-type="float" office:value="8.77123192036665">
                <text:p>8.77123192036665</text:p>
              </table:table-cell>
              <table:table-cell office:value-type="float" office:value="6.89521234023967">
                <text:p>6.89521234023967</text:p>
              </table:table-cell>
              <table:table-cell office:value-type="float" office:value="9.82318187689303">
                <text:p>9.82318187689303</text:p>
              </table:table-cell>
              <table:table-cell office:value-type="float" office:value="10.8946223570431">
                <text:p>10.8946223570431</text:p>
              </table:table-cell>
              <table:table-cell office:value-type="float" office:value="9.39395669057153">
                <text:p>9.39395669057153</text:p>
              </table:table-cell>
              <table:table-cell office:value-type="float" office:value="10.8730776725391">
                <text:p>10.8730776725391</text:p>
              </table:table-cell>
              <table:table-cell office:value-type="float" office:value="11.8542334400849">
                <text:p>11.8542334400849</text:p>
              </table:table-cell>
              <table:table-cell office:value-type="float" office:value="12.3055957006419">
                <text:p>12.3055957006419</text:p>
              </table:table-cell>
              <table:table-cell office:value-type="float" office:value="10.68228118391">
                <text:p>10.68228118391</text:p>
              </table:table-cell>
              <table:table-cell office:value-type="float" office:value="13.4083931679507">
                <text:p>13.4083931679507</text:p>
              </table:table-cell>
              <table:table-cell office:value-type="float" office:value="12.482965367219">
                <text:p>12.482965367219</text:p>
              </table:table-cell>
              <table:table-cell office:value-type="float" office:value="13.021262400276">
                <text:p>13.021262400276</text:p>
              </table:table-cell>
              <table:table-cell office:value-type="float" office:value="13.3361545657949">
                <text:p>13.3361545657949</text:p>
              </table:table-cell>
              <table:table-cell office:value-type="float" office:value="12.8014800965199">
                <text:p>12.8014800965199</text:p>
              </table:table-cell>
              <table:table-cell office:value-type="float" office:value="14.2293504260637">
                <text:p>14.2293504260637</text:p>
              </table:table-cell>
              <table:table-cell office:value-type="float" office:value="12.657406708955">
                <text:p>12.657406708955</text:p>
              </table:table-cell>
              <table:table-cell office:value-type="float" office:value="10.662823545653">
                <text:p>10.662823545653</text:p>
              </table:table-cell>
              <table:table-cell office:value-type="float" office:value="13.7376008530056">
                <text:p>13.7376008530056</text:p>
              </table:table-cell>
              <table:table-cell office:value-type="float" office:value="13.9809117973709">
                <text:p>13.9809117973709</text:p>
              </table:table-cell>
              <table:table-cell office:value-type="float" office:value="14.5305999325823">
                <text:p>14.5305999325823</text:p>
              </table:table-cell>
              <table:table-cell office:value-type="float" office:value="14.3813160607333">
                <text:p>14.3813160607333</text:p>
              </table:table-cell>
              <table:table-cell office:value-type="float" office:value="13.7063221773029">
                <text:p>13.7063221773029</text:p>
              </table:table-cell>
              <table:table-cell office:value-type="float" office:value="14.6622029293314">
                <text:p>14.6622029293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